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etUtils.keep( String str , String 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SetUtils.delete( String str , String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SetUtils.count( String str , String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SetUtils.evaluateSet( String [ ]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SetUtils.keep( String str , String [ ] 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SetUtils.count( String str , String [ ]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rSetUtils.delete( String str , String [ ]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rSetUtils.translate( String str , String searchChars , String replaceCha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arSetUtils.modify( String str , String [ ] set , boolean exp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SetUtils.squeeze( String str , String [ ] 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harSetUtils.CharSe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SetUtils.squeeze( String str , String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